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icationFactoryImpl.getAppl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FactoryImpl.setApplication( Application appli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FactoryImpl.ApplicationFactoryImpl( ApplicationFactory application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